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teliers CE :</text:p>
      <text:p text:style-name="Standard"/>
      <text:list xml:id="list19322088821" text:style-name="L1">
        <text:list-item>
          <text:p text:style-name="P1">compréhension fine : </text:p>
          <text:list>
            <text:list-item>
              <text:p text:style-name="P1">Mots mélangées : à recopier dans le bon ordre. Dessins ???</text:p>
            </text:list-item>
            <text:list-item>
              <text:p text:style-name="P1">phrases à segmenter</text:p>
            </text:list-item>
            <text:list-item>
              <text:p text:style-name="P1">quel mot manque-t-il ?</text:p>
            </text:list-item>
            <text:list-item>
              <text:p text:style-name="P1">Phrases mélangées</text:p>
            </text:list-item>
            <text:list-item>
              <text:p text:style-name="P1">qcm sur un petit texte</text:p>
            </text:list-item>
            <text:list-item>
              <text:p text:style-name="P1">mots/phrases en trop.</text:p>
            </text:list-item>
          </text:list>
        </text:list-item>
      </text:list>
      <text:p text:style-name="Standard"/>
      <text:p text:style-name="Standard"/>
      <text:list xml:id="list610063283" text:continue-numbering="true" text:style-name="L1">
        <text:list-item>
          <text:p text:style-name="P1">Ateliers règles de grammaire :</text:p>
          <text:list>
            <text:list-item>
              <text:p text:style-name="P1">S du pluriel (noms, adjectifs)</text:p>
              <text:list>
                <text:list-item>
                  <text:p text:style-name="P1">Quelle est la phrase juste (QCM) (recopier phrase + lettre)</text:p>
                </text:list-item>
                <text:list-item>
                  <text:p text:style-name="P1">A quels mots doit-on ajouter une marque de pluriel (recopier phrase)</text:p>
                </text:list-item>
                <text:list-item>
                  <text:p text:style-name="P1">Transforme le mot souligné au pluriel</text:p>
                </text:list-item>
              </text:list>
            </text:list-item>
            <text:list-item>
              <text:p text:style-name="P1">majuscules</text:p>
              <text:list>
                <text:list-item>
                  <text:p text:style-name="P1">Quel est le texte juste</text:p>
                </text:list-item>
                <text:list-item>
                  <text:p text:style-name="P1">A quel mots doit-on mettre une majuscule</text:p>
                </text:list-item>
                <text:list-item>
                  <text:p text:style-name="P1">Recopie avec les majuscules</text:p>
                </text:list-item>
              </text:list>
            </text:list-item>
            <text:list-item>
              <text:p text:style-name="P1">Découpage en phrase</text:p>
            </text:list-item>
            <text:list-item>
              <text:p text:style-name="P1">Signes de ponctuation</text:p>
            </text:list-item>
            <text:list-item>
              <text:p text:style-name="P1">a-à</text:p>
            </text:list-item>
            <text:list-item>
              <text:p text:style-name="P1">et-est</text:p>
            </text:list-item>
            <text:list-item>
              <text:p text:style-name="P1">é-er</text:p>
            </text:list-item>
            <text:list-item>
              <text:p text:style-name="P1">sujet-verbe</text:p>
            </text:list-item>
            <text:list-item>
              <text:p text:style-name="P1">g+u c+e....</text:p>
            </text:list-item>
          </text:list>
        </text:list-item>
      </text:list>
      <text:p text:style-name="Standard"/>
      <text:p text:style-name="Standard"/>
      <text:list xml:id="list1810680952" text:continue-numbering="true" text:style-name="L1">
        <text:list-item>
          <text:p text:style-name="P1">Dictionnaire</text:p>
          <text:list>
            <text:list-item>
              <text:list>
                <text:list-item>
                  <text:p text:style-name="P1">Remettre en ordre alphabétique</text:p>
                </text:list-item>
                <text:list-item>
                  <text:p text:style-name="P1">mot avant mot après</text:p>
                </text:list-item>
                <text:list-item>
                  <text:p text:style-name="P1">orthographe exacte (labyrinthe, …)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1883958966" text:continue-numbering="true" text:style-name="L1">
        <text:list-item>
          <text:p text:style-name="P1">Définitions</text:p>
          <text:list>
            <text:list-header>
              <text:p text:style-name="P1"/>
            </text:list-header>
          </text:list>
        </text:list-item>
        <text:list-item>
          <text:p text:style-name="P1">Vocabulaire :</text:p>
          <text:list>
            <text:list-item>
              <text:list>
                <text:list-item>
                  <text:p text:style-name="P1">Synonymes</text:p>
                </text:list-item>
                <text:list-item>
                  <text:p text:style-name="P1">Homonymes</text:p>
                </text:list-item>
                <text:list-item>
                  <text:p text:style-name="P1">Contraires</text:p>
                </text:list-item>
                <text:list-item>
                  <text:p text:style-name="P1">Même famille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1079616138" text:continue-numbering="true" text:style-name="L1">
        <text:list-item>
          <text:p text:style-name="P1">Atelier conjugaison</text:p>
        </text:list-item>
      </text:list>
      <text:p text:style-name="Standard"/>
      <text:p text:style-name="Standard"/>
      <text:list xml:id="list391309571" text:continue-numbering="true" text:style-name="L1">
        <text:list-item>
          <text:p text:style-name="P1">Atelier lecture suivie</text:p>
          <text:list>
            <text:list-item>
              <text:p text:style-name="P1">QCM avec lettres</text:p>
            </text:list-item>
            <text:list-item>
              <text:p text:style-name="P1"><text:soft-page-break/>question ouvertes</text:p>
            </text:list-item>
            <text:list-item>
              <text:p text:style-name="P1">dessins</text:p>
            </text:list-item>
            <text:list-item>
              <text:p text:style-name="P1">remise en ordre de phrases</text:p>
            </text:list-item>
            <text:list-item>
              <text:p text:style-name="P1">Phrases à trous</text:p>
            </text:list-item>
            <text:list-item>
              <text:p text:style-name="P1">A quelle page ….. ?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ctionnaire :</text:p>
      <text:p text:style-name="Standard"/>
      <text:p text:style-name="Standard">Mini-dico : (4 niveaux)</text:p>
      <text:list xml:id="list1175559013" text:style-name="L2">
        <text:list-item>
          <text:p text:style-name="P2">base = dico lecture plus (niveau 4 = hachette benjamin???)</text:p>
        </text:list-item>
        <text:list-item>
          <text:p text:style-name="P2">mettre en ordre alphabétique</text:p>
        </text:list-item>
        <text:list-item>
          <text:p text:style-name="P2">écrire avec orthographe juste</text:p>
        </text:list-item>
        <text:list-item>
          <text:p text:style-name="P2">avant-après ???</text:p>
        </text:list-item>
      </text:list>
      <text:p text:style-name="Standard">Maxi-dico :</text:p>
      <text:list xml:id="list1922458249" text:style-name="L3">
        <text:list-item>
          <text:p text:style-name="P3">base = hachette benjamin puis vrai dico</text:p>
        </text:list-item>
        <text:list-item>
          <text:p text:style-name="P3">mettre en ordre alphabétique / trouver erreur</text:p>
        </text:list-item>
        <text:list-item>
          <text:p text:style-name="P3">écrire orthographe juste</text:p>
        </text:list-item>
        <text:list-item>
          <text:p text:style-name="P3">avant-après</text:p>
        </text:list-item>
        <text:list-item>
          <text:p text:style-name="P3">type de mot</text:p>
        </text:list-item>
        <text:list-item>
          <text:p text:style-name="P3">phrase exemple / définition</text:p>
        </text:list-item>
        <text:list-item>
          <text:p text:style-name="P3">Qui était ….. ? (noms propres)</text:p>
        </text:list-item>
      </text:list>
      <text:p text:style-name="Standard"/>
      <text:p text:style-name="Standard">(Now I am a big boy)</text:p>
      <text:p text:style-name="Standard">My bag is in a red car</text:p>
      <text:p text:style-name="Standard">we see big ben on the left</text:p>
      <text:p text:style-name="Standard">my blue pen is in my bag</text:p>
      <text:p text:style-name="Standard">do you see the dark blue sky</text:p>
      <text:p text:style-name="Standard">I see the sun in the sky</text:p>
      <text:p text:style-name="Standard">I have to cut a big paper</text:p>
      <text:p text:style-name="Standard">Now we go to the rugby club</text:p>
      <text:p text:style-name="Standard">dad is the best man</text:p>
      <text:p text:style-name="Standard">you see a cat on the ro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4T09:28:18</meta:creation-date>
    <dc:date>2012-06-25T16:03:15</dc:date>
    <meta:editing-duration>PT7H20M3S</meta:editing-duration>
    <meta:editing-cycles>18</meta:editing-cycles>
    <meta:generator>LibreOffice/3.5$Linux_X86_64 LibreOffice_project/350m1$Build-2</meta:generator>
    <meta:document-statistic meta:table-count="0" meta:image-count="0" meta:object-count="0" meta:page-count="2" meta:paragraph-count="66" meta:word-count="323" meta:character-count="1549" meta:non-whitespace-character-count="1343"/>
  </office:meta>
</office:document-meta>
</file>